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62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44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sultadosAD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3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ome Instância</text:p>
          </table:table-cell>
          <table:table-cell office:value-type="string" calcext:value-type="string">
            <text:p>Modo</text:p>
          </table:table-cell>
          <table:table-cell table:style-name="ce1" office:value-type="string" calcext:value-type="string">
            <text:p>Porcentagem de mudança de vértices</text:p>
          </table:table-cell>
          <table:table-cell office:value-type="string" calcext:value-type="string">
            <text:p>Tempo A*</text:p>
          </table:table-cell>
          <table:table-cell office:value-type="string" calcext:value-type="string">
            <text:p>NVA A*</text:p>
          </table:table-cell>
          <table:table-cell office:value-type="string" calcext:value-type="string">
            <text:p>Tempo AD*</text:p>
          </table:table-cell>
          <table:table-cell office:value-type="string" calcext:value-type="string">
            <text:p>NVA AD*</text:p>
          </table:table-cell>
          <table:table-cell table:style-name="ce1" office:value-type="string" calcext:value-type="string">
            <text:p>Ganho em relação ao A*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9">
            <text:p>USA-road-d.NY.g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%</text:p>
          </table:table-cell>
          <table:table-cell office:value-type="float" office:value="1359866662" calcext:value-type="float">
            <text:p>1359866662</text:p>
          </table:table-cell>
          <table:table-cell office:value-type="float" office:value="2087605" calcext:value-type="float">
            <text:p>2087605</text:p>
          </table:table-cell>
          <table:table-cell office:value-type="float" office:value="157800000" calcext:value-type="float">
            <text:p>157800000</text:p>
          </table:table-cell>
          <table:table-cell office:value-type="float" office:value="139458" calcext:value-type="float">
            <text:p>139458</text:p>
          </table:table-cell>
          <table:table-cell office:value-type="string" calcext:value-type="string">
            <text:p>8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2%</text:p>
          </table:table-cell>
          <table:table-cell office:value-type="float" office:value="1385299996" calcext:value-type="float">
            <text:p>1385299996</text:p>
          </table:table-cell>
          <table:table-cell office:value-type="float" office:value="2114495" calcext:value-type="float">
            <text:p>2114495</text:p>
          </table:table-cell>
          <table:table-cell office:value-type="float" office:value="198100000" calcext:value-type="float">
            <text:p>198100000</text:p>
          </table:table-cell>
          <table:table-cell office:value-type="float" office:value="181197" calcext:value-type="float">
            <text:p>181197</text:p>
          </table:table-cell>
          <table:table-cell office:value-type="string" calcext:value-type="string">
            <text:p>6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20%</text:p>
          </table:table-cell>
          <table:table-cell office:value-type="float" office:value="1350633328" calcext:value-type="float">
            <text:p>1350633328</text:p>
          </table:table-cell>
          <table:table-cell office:value-type="float" office:value="1993419" calcext:value-type="float">
            <text:p>1993419</text:p>
          </table:table-cell>
          <table:table-cell office:value-type="float" office:value="859800000" calcext:value-type="float">
            <text:p>859800000</text:p>
          </table:table-cell>
          <table:table-cell office:value-type="float" office:value="781839" calcext:value-type="float">
            <text:p>781839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50%</text:p>
          </table:table-cell>
          <table:table-cell office:value-type="float" office:value="183033328" calcext:value-type="float">
            <text:p>183033328</text:p>
          </table:table-cell>
          <table:table-cell office:value-type="float" office:value="151199" calcext:value-type="float">
            <text:p>151199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1.9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70%</text:p>
          </table:table-cell>
          <table:table-cell office:value-type="float" office:value="105533329" calcext:value-type="float">
            <text:p>105533329</text:p>
          </table:table-cell>
          <table:table-cell office:value-type="float" office:value="27898" calcext:value-type="float">
            <text:p>27898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6.5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2%</text:p>
          </table:table-cell>
          <table:table-cell office:value-type="float" office:value="139399995" calcext:value-type="float">
            <text:p>139399995</text:p>
          </table:table-cell>
          <table:table-cell office:value-type="float" office:value="79134" calcext:value-type="float">
            <text:p>79134</text:p>
          </table:table-cell>
          <table:table-cell office:value-type="float" office:value="59300000" calcext:value-type="float">
            <text:p>59300000</text:p>
          </table:table-cell>
          <table:table-cell office:value-type="float" office:value="58691" calcext:value-type="float">
            <text:p>58691</text:p>
          </table:table-cell>
          <table:table-cell office:value-type="string" calcext:value-type="string">
            <text:p>2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20%</text:p>
          </table:table-cell>
          <table:table-cell office:value-type="float" office:value="1252799994" calcext:value-type="float">
            <text:p>1252799994</text:p>
          </table:table-cell>
          <table:table-cell office:value-type="float" office:value="1832418" calcext:value-type="float">
            <text:p>1832418</text:p>
          </table:table-cell>
          <table:table-cell office:value-type="float" office:value="625600000" calcext:value-type="float">
            <text:p>625600000</text:p>
          </table:table-cell>
          <table:table-cell office:value-type="float" office:value="559774" calcext:value-type="float">
            <text:p>559774</text:p>
          </table:table-cell>
          <table:table-cell office:value-type="string" calcext:value-type="string">
            <text:p>2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50%</text:p>
          </table:table-cell>
          <table:table-cell office:value-type="float" office:value="1386799995" calcext:value-type="float">
            <text:p>1386799995</text:p>
          </table:table-cell>
          <table:table-cell office:value-type="float" office:value="2112880" calcext:value-type="float">
            <text:p>2112880</text:p>
          </table:table-cell>
          <table:table-cell office:value-type="float" office:value="168400000" calcext:value-type="float">
            <text:p>168400000</text:p>
          </table:table-cell>
          <table:table-cell office:value-type="float" office:value="153857" calcext:value-type="float">
            <text:p>153857</text:p>
          </table:table-cell>
          <table:table-cell office:value-type="string" calcext:value-type="string">
            <text:p>8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NY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70%</text:p>
          </table:table-cell>
          <table:table-cell office:value-type="float" office:value="1378066662" calcext:value-type="float">
            <text:p>1378066662</text:p>
          </table:table-cell>
          <table:table-cell office:value-type="float" office:value="2095219" calcext:value-type="float">
            <text:p>2095219</text:p>
          </table:table-cell>
          <table:table-cell office:value-type="float" office:value="273000000" calcext:value-type="float">
            <text:p>273000000</text:p>
          </table:table-cell>
          <table:table-cell office:value-type="float" office:value="143918" calcext:value-type="float">
            <text:p>143918</text:p>
          </table:table-cell>
          <table:table-cell office:value-type="string" calcext:value-type="string">
            <text:p>50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9">
            <text:p>USA-road-d.BAY.g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%</text:p>
          </table:table-cell>
          <table:table-cell office:value-type="float" office:value="1238633329" calcext:value-type="float">
            <text:p>1238633329</text:p>
          </table:table-cell>
          <table:table-cell office:value-type="float" office:value="1591980" calcext:value-type="float">
            <text:p>1591980</text:p>
          </table:table-cell>
          <table:table-cell office:value-type="float" office:value="148300000" calcext:value-type="float">
            <text:p>148300000</text:p>
          </table:table-cell>
          <table:table-cell office:value-type="float" office:value="106581" calcext:value-type="float">
            <text:p>106581</text:p>
          </table:table-cell>
          <table:table-cell office:value-type="string" calcext:value-type="string">
            <text:p>8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2%</text:p>
          </table:table-cell>
          <table:table-cell office:value-type="float" office:value="1248599995" calcext:value-type="float">
            <text:p>1248599995</text:p>
          </table:table-cell>
          <table:table-cell office:value-type="float" office:value="1573329" calcext:value-type="float">
            <text:p>1573329</text:p>
          </table:table-cell>
          <table:table-cell office:value-type="float" office:value="199800000" calcext:value-type="float">
            <text:p>199800000</text:p>
          </table:table-cell>
          <table:table-cell office:value-type="float" office:value="118749" calcext:value-type="float">
            <text:p>118749</text:p>
          </table:table-cell>
          <table:table-cell office:value-type="string" calcext:value-type="string">
            <text:p>6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20%</text:p>
          </table:table-cell>
          <table:table-cell office:value-type="float" office:value="1078899995" calcext:value-type="float">
            <text:p>1078899995</text:p>
          </table:table-cell>
          <table:table-cell office:value-type="float" office:value="1350961" calcext:value-type="float">
            <text:p>1350961</text:p>
          </table:table-cell>
          <table:table-cell office:value-type="float" office:value="275900000" calcext:value-type="float">
            <text:p>275900000</text:p>
          </table:table-cell>
          <table:table-cell office:value-type="float" office:value="257416" calcext:value-type="float">
            <text:p>257416</text:p>
          </table:table-cell>
          <table:table-cell office:value-type="string" calcext:value-type="string">
            <text:p>3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50%</text:p>
          </table:table-cell>
          <table:table-cell office:value-type="float" office:value="223599995" calcext:value-type="float">
            <text:p>223599995</text:p>
          </table:table-cell>
          <table:table-cell office:value-type="float" office:value="177938" calcext:value-type="float">
            <text:p>177938</text:p>
          </table:table-cell>
          <table:table-cell office:value-type="float" office:value="10800000" calcext:value-type="float">
            <text:p>10800000</text:p>
          </table:table-cell>
          <table:table-cell office:value-type="float" office:value="4887" calcext:value-type="float">
            <text:p>4887</text:p>
          </table:table-cell>
          <table:table-cell office:value-type="string" calcext:value-type="string">
            <text:p>2.0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70%</text:p>
          </table:table-cell>
          <table:table-cell office:value-type="float" office:value="140199995" calcext:value-type="float">
            <text:p>140199995</text:p>
          </table:table-cell>
          <table:table-cell office:value-type="float" office:value="44969" calcext:value-type="float">
            <text:p>4496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5670" calcext:value-type="float">
            <text:p>5670</text:p>
          </table:table-cell>
          <table:table-cell office:value-type="string" calcext:value-type="string">
            <text:p>3.1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2%</text:p>
          </table:table-cell>
          <table:table-cell office:value-type="float" office:value="172633328" calcext:value-type="float">
            <text:p>172633328</text:p>
          </table:table-cell>
          <table:table-cell office:value-type="float" office:value="112561" calcext:value-type="float">
            <text:p>112561</text:p>
          </table:table-cell>
          <table:table-cell office:value-type="float" office:value="13900000" calcext:value-type="float">
            <text:p>13900000</text:p>
          </table:table-cell>
          <table:table-cell office:value-type="float" office:value="15388" calcext:value-type="float">
            <text:p>15388</text:p>
          </table:table-cell>
          <table:table-cell office:value-type="string" calcext:value-type="string">
            <text:p>1.2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20%</text:p>
          </table:table-cell>
          <table:table-cell office:value-type="float" office:value="1035999995" calcext:value-type="float">
            <text:p>1035999995</text:p>
          </table:table-cell>
          <table:table-cell office:value-type="float" office:value="1329812" calcext:value-type="float">
            <text:p>1329812</text:p>
          </table:table-cell>
          <table:table-cell office:value-type="float" office:value="213700000" calcext:value-type="float">
            <text:p>213700000</text:p>
          </table:table-cell>
          <table:table-cell office:value-type="float" office:value="169195" calcext:value-type="float">
            <text:p>169195</text:p>
          </table:table-cell>
          <table:table-cell office:value-type="string" calcext:value-type="string">
            <text:p>4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50%</text:p>
          </table:table-cell>
          <table:table-cell office:value-type="float" office:value="1364833329" calcext:value-type="float">
            <text:p>1364833329</text:p>
          </table:table-cell>
          <table:table-cell office:value-type="float" office:value="1742031" calcext:value-type="float">
            <text:p>1742031</text:p>
          </table:table-cell>
          <table:table-cell office:value-type="float" office:value="165300000" calcext:value-type="float">
            <text:p>165300000</text:p>
          </table:table-cell>
          <table:table-cell office:value-type="float" office:value="124424" calcext:value-type="float">
            <text:p>124424</text:p>
          </table:table-cell>
          <table:table-cell office:value-type="string" calcext:value-type="string">
            <text:p>8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BAY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70%</text:p>
          </table:table-cell>
          <table:table-cell office:value-type="float" office:value="1358966661" calcext:value-type="float">
            <text:p>1358966661</text:p>
          </table:table-cell>
          <table:table-cell office:value-type="float" office:value="1756298" calcext:value-type="float">
            <text:p>1756298</text:p>
          </table:table-cell>
          <table:table-cell office:value-type="float" office:value="227600000" calcext:value-type="float">
            <text:p>227600000</text:p>
          </table:table-cell>
          <table:table-cell office:value-type="float" office:value="122366" calcext:value-type="float">
            <text:p>122366</text:p>
          </table:table-cell>
          <table:table-cell office:value-type="string" calcext:value-type="string">
            <text:p>50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9">
            <text:p>USA-road-d.COL.g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%</text:p>
          </table:table-cell>
          <table:table-cell office:value-type="float" office:value="2393133328" calcext:value-type="float">
            <text:p>2393133328</text:p>
          </table:table-cell>
          <table:table-cell office:value-type="float" office:value="2595777" calcext:value-type="float">
            <text:p>2595777</text:p>
          </table:table-cell>
          <table:table-cell office:value-type="float" office:value="362000000" calcext:value-type="float">
            <text:p>362000000</text:p>
          </table:table-cell>
          <table:table-cell office:value-type="float" office:value="177983" calcext:value-type="float">
            <text:p>177983</text:p>
          </table:table-cell>
          <table:table-cell office:value-type="string" calcext:value-type="string">
            <text:p>6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2%</text:p>
          </table:table-cell>
          <table:table-cell office:value-type="float" office:value="2408266662" calcext:value-type="float">
            <text:p>2408266662</text:p>
          </table:table-cell>
          <table:table-cell office:value-type="float" office:value="2580674" calcext:value-type="float">
            <text:p>2580674</text:p>
          </table:table-cell>
          <table:table-cell office:value-type="float" office:value="279300000" calcext:value-type="float">
            <text:p>279300000</text:p>
          </table:table-cell>
          <table:table-cell office:value-type="float" office:value="207273" calcext:value-type="float">
            <text:p>207273</text:p>
          </table:table-cell>
          <table:table-cell office:value-type="string" calcext:value-type="string">
            <text:p>8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20%</text:p>
          </table:table-cell>
          <table:table-cell office:value-type="float" office:value="2108899994" calcext:value-type="float">
            <text:p>2108899994</text:p>
          </table:table-cell>
          <table:table-cell office:value-type="float" office:value="2323321" calcext:value-type="float">
            <text:p>2323321</text:p>
          </table:table-cell>
          <table:table-cell office:value-type="float" office:value="962400000" calcext:value-type="float">
            <text:p>962400000</text:p>
          </table:table-cell>
          <table:table-cell office:value-type="float" office:value="752105" calcext:value-type="float">
            <text:p>752105</text:p>
          </table:table-cell>
          <table:table-cell office:value-type="string" calcext:value-type="string">
            <text:p>2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50%</text:p>
          </table:table-cell>
          <table:table-cell office:value-type="float" office:value="413566660" calcext:value-type="float">
            <text:p>413566660</text:p>
          </table:table-cell>
          <table:table-cell office:value-type="float" office:value="349176" calcext:value-type="float">
            <text:p>349176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13.3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Diminui</text:p>
          </table:table-cell>
          <table:table-cell office:value-type="string" calcext:value-type="string">
            <text:p>70%</text:p>
          </table:table-cell>
          <table:table-cell office:value-type="float" office:value="188266660" calcext:value-type="float">
            <text:p>188266660</text:p>
          </table:table-cell>
          <table:table-cell office:value-type="float" office:value="20794" calcext:value-type="float">
            <text:p>20794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1.9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2%</text:p>
          </table:table-cell>
          <table:table-cell office:value-type="float" office:value="309799993" calcext:value-type="float">
            <text:p>309799993</text:p>
          </table:table-cell>
          <table:table-cell office:value-type="float" office:value="230532" calcext:value-type="float">
            <text:p>230532</text:p>
          </table:table-cell>
          <table:table-cell office:value-type="float" office:value="625600000" calcext:value-type="float">
            <text:p>625600000</text:p>
          </table:table-cell>
          <table:table-cell office:value-type="float" office:value="512411" calcext:value-type="float">
            <text:p>512411</text:p>
          </table:table-cell>
          <table:table-cell office:value-type="string" calcext:value-type="string">
            <text:p>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20%</text:p>
          </table:table-cell>
          <table:table-cell office:value-type="float" office:value="2194799995" calcext:value-type="float">
            <text:p>2194799995</text:p>
          </table:table-cell>
          <table:table-cell office:value-type="float" office:value="2500123" calcext:value-type="float">
            <text:p>2500123</text:p>
          </table:table-cell>
          <table:table-cell office:value-type="float" office:value="520900000" calcext:value-type="float">
            <text:p>520900000</text:p>
          </table:table-cell>
          <table:table-cell office:value-type="float" office:value="379449" calcext:value-type="float">
            <text:p>379449</text:p>
          </table:table-cell>
          <table:table-cell office:value-type="string" calcext:value-type="string">
            <text:p>4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50%</text:p>
          </table:table-cell>
          <table:table-cell office:value-type="float" office:value="2506366661" calcext:value-type="float">
            <text:p>2506366661</text:p>
          </table:table-cell>
          <table:table-cell office:value-type="float" office:value="2748988" calcext:value-type="float">
            <text:p>2748988</text:p>
          </table:table-cell>
          <table:table-cell office:value-type="float" office:value="251000000" calcext:value-type="float">
            <text:p>251000000</text:p>
          </table:table-cell>
          <table:table-cell office:value-type="float" office:value="189233" calcext:value-type="float">
            <text:p>189233</text:p>
          </table:table-cell>
          <table:table-cell office:value-type="string" calcext:value-type="string">
            <text:p>900%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USA-road-d.COL.gr</text:p>
          </table:covered-table-cell>
          <table:table-cell office:value-type="string" calcext:value-type="string">
            <text:p>Aumenta</text:p>
          </table:table-cell>
          <table:table-cell office:value-type="string" calcext:value-type="string">
            <text:p>70%</text:p>
          </table:table-cell>
          <table:table-cell office:value-type="float" office:value="2528133328" calcext:value-type="float">
            <text:p>2528133328</text:p>
          </table:table-cell>
          <table:table-cell office:value-type="float" office:value="2756270" calcext:value-type="float">
            <text:p>2756270</text:p>
          </table:table-cell>
          <table:table-cell office:value-type="float" office:value="329300000" calcext:value-type="float">
            <text:p>329300000</text:p>
          </table:table-cell>
          <table:table-cell office:value-type="float" office:value="183643" calcext:value-type="float">
            <text:p>183643</text:p>
          </table:table-cell>
          <table:table-cell office:value-type="string" calcext:value-type="string">
            <text:p>700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9">
            <text:p>USA-road-d.FLA.g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%</text:p>
          </table:table-cell>
          <table:table-cell office:value-type="float" office:value="5970399996" calcext:value-type="float">
            <text:p>5970399996</text:p>
          </table:table-cell>
          <table:table-cell office:value-type="float" office:value="5999935" calcext:value-type="float">
            <text:p>5999935</text:p>
          </table:table-cell>
          <table:table-cell office:value-type="float" office:value="1130900000" calcext:value-type="float">
            <text:p>1130900000</text:p>
          </table:table-cell>
          <table:table-cell office:value-type="float" office:value="407767" calcext:value-type="float">
            <text:p>407767</text:p>
          </table:table-cell>
          <table:table-cell office:value-type="string" calcext:value-type="string">
            <text:p>500%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iminui</text:p>
          </table:table-cell>
          <table:table-cell office:value-type="string" calcext:value-type="string">
            <text:p>2%</text:p>
          </table:table-cell>
          <table:table-cell office:value-type="float" office:value="5885366661" calcext:value-type="float">
            <text:p>5885366661</text:p>
          </table:table-cell>
          <table:table-cell office:value-type="float" office:value="5919297" calcext:value-type="float">
            <text:p>5919297</text:p>
          </table:table-cell>
          <table:table-cell office:value-type="float" office:value="898500000" calcext:value-type="float">
            <text:p>898500000</text:p>
          </table:table-cell>
          <table:table-cell office:value-type="float" office:value="453850" calcext:value-type="float">
            <text:p>453850</text:p>
          </table:table-cell>
          <table:table-cell office:value-type="string" calcext:value-type="string">
            <text:p>600%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iminui</text:p>
          </table:table-cell>
          <table:table-cell office:value-type="string" calcext:value-type="string">
            <text:p>20%</text:p>
          </table:table-cell>
          <table:table-cell office:value-type="float" office:value="5396366662" calcext:value-type="float">
            <text:p>5396366662</text:p>
          </table:table-cell>
          <table:table-cell office:value-type="float" office:value="5532391" calcext:value-type="float">
            <text:p>5532391</text:p>
          </table:table-cell>
          <table:table-cell office:value-type="float" office:value="4405600000" calcext:value-type="float">
            <text:p>4405600000</text:p>
          </table:table-cell>
          <table:table-cell office:value-type="float" office:value="2598656" calcext:value-type="float">
            <text:p>2598656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iminui</text:p>
          </table:table-cell>
          <table:table-cell office:value-type="string" calcext:value-type="string">
            <text:p>50%</text:p>
          </table:table-cell>
          <table:table-cell office:value-type="float" office:value="1202133329" calcext:value-type="float">
            <text:p>1202133329</text:p>
          </table:table-cell>
          <table:table-cell office:value-type="float" office:value="766740" calcext:value-type="float">
            <text:p>76674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8739" calcext:value-type="float">
            <text:p>18739</text:p>
          </table:table-cell>
          <table:table-cell office:value-type="string" calcext:value-type="string">
            <text:p>4.800%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iminui</text:p>
          </table:table-cell>
          <table:table-cell office:value-type="string" calcext:value-type="string">
            <text:p>70%</text:p>
          </table:table-cell>
          <table:table-cell office:value-type="float" office:value="552966662" calcext:value-type="float">
            <text:p>552966662</text:p>
          </table:table-cell>
          <table:table-cell office:value-type="float" office:value="99583" calcext:value-type="float">
            <text:p>99583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6163" calcext:value-type="float">
            <text:p>16163</text:p>
          </table:table-cell>
          <table:table-cell office:value-type="string" calcext:value-type="string">
            <text:p>3.900%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umenta</text:p>
          </table:table-cell>
          <table:table-cell office:value-type="string" calcext:value-type="string">
            <text:p>2%</text:p>
          </table:table-cell>
          <table:table-cell office:value-type="float" office:value="661233329" calcext:value-type="float">
            <text:p>661233329</text:p>
          </table:table-cell>
          <table:table-cell office:value-type="float" office:value="327988" calcext:value-type="float">
            <text:p>327988</text:p>
          </table:table-cell>
          <table:table-cell office:value-type="float" office:value="51500000" calcext:value-type="float">
            <text:p>51500000</text:p>
          </table:table-cell>
          <table:table-cell office:value-type="float" office:value="38827" calcext:value-type="float">
            <text:p>38827</text:p>
          </table:table-cell>
          <table:table-cell office:value-type="string" calcext:value-type="string">
            <text:p>1.200%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umenta</text:p>
          </table:table-cell>
          <table:table-cell office:value-type="string" calcext:value-type="string">
            <text:p>20%</text:p>
          </table:table-cell>
          <table:table-cell office:value-type="float" office:value="4870366662" calcext:value-type="float">
            <text:p>4870366662</text:p>
          </table:table-cell>
          <table:table-cell office:value-type="float" office:value="5181622" calcext:value-type="float">
            <text:p>5181622</text:p>
          </table:table-cell>
          <table:table-cell office:value-type="float" office:value="3001600000" calcext:value-type="float">
            <text:p>3001600000</text:p>
          </table:table-cell>
          <table:table-cell office:value-type="float" office:value="1574949" calcext:value-type="float">
            <text:p>1574949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umenta</text:p>
          </table:table-cell>
          <table:table-cell office:value-type="string" calcext:value-type="string">
            <text:p>50%</text:p>
          </table:table-cell>
          <table:table-cell office:value-type="float" office:value="5791899995" calcext:value-type="float">
            <text:p>5791899995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1641100000" calcext:value-type="float">
            <text:p>1641100000</text:p>
          </table:table-cell>
          <table:table-cell office:value-type="float" office:value="420677" calcext:value-type="float">
            <text:p>420677</text:p>
          </table:table-cell>
          <table:table-cell office:value-type="string" calcext:value-type="string">
            <text:p>300%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umenta</text:p>
          </table:table-cell>
          <table:table-cell office:value-type="string" calcext:value-type="string">
            <text:p>70%</text:p>
          </table:table-cell>
          <table:table-cell office:value-type="float" office:value="5881499994" calcext:value-type="float">
            <text:p>5881499994</text:p>
          </table:table-cell>
          <table:table-cell office:value-type="float" office:value="6118269" calcext:value-type="float">
            <text:p>6118269</text:p>
          </table:table-cell>
          <table:table-cell office:value-type="float" office:value="1451000000" calcext:value-type="float">
            <text:p>1451000000</text:p>
          </table:table-cell>
          <table:table-cell office:value-type="float" office:value="413480" calcext:value-type="float">
            <text:p>413480</text:p>
          </table:table-cell>
          <table:table-cell office:value-type="string" calcext:value-type="string">
            <text:p>400%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esultadosAD.A2:ResultadosAD.J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6T21:36:24.849220125</dc:date>
    <meta:editing-duration>PT3M30S</meta:editing-duration>
    <meta:editing-cycles>2</meta:editing-cycles>
    <meta:generator>LibreOffice/5.1.6.2$Linux_X86_64 LibreOffice_project/10m0$Build-2</meta:generator>
    <meta:document-statistic meta:table-count="1" meta:cell-count="288" meta:object-count="0"/>
  </office:meta>
</office:document-meta>
</file>